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4212*"/>
    </style:style>
    <style:style style:name="Table2.B" style:family="table-column">
      <style:table-column-properties style:rel-column-width="51322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5319*"/>
    </style:style>
    <style:style style:name="Table3.B" style:family="table-column">
      <style:table-column-properties style:rel-column-width="22128*"/>
    </style:style>
    <style:style style:name="Table3.C" style:family="table-column">
      <style:table-column-properties style:rel-column-width="28086*"/>
    </style:style>
    <style:style style:name="Table3.A1" style:family="table-cell">
      <style:table-cell-properties fo:border="none"/>
    </style:style>
  </office:automatic-styles>
  <office:body>
    <office:text>
      <text:p text:style-name="Title">Softmax</text:p>
      <text:p text:style-name="P1">Softmax <text:s text:c="1"/>// Softmax operation</text:p>
      <text:h text:style-name="Heading_20_1" text:outline-level="1">Description</text:h>
      <text:p text:style-name="First_20_paragraph">Produces a tensor of the same element type and shape as <text:span text:style-name="Source_Text">arg,</text:span> where the value at each coordinate of <text:span text:style-name="Source_Text">output</text:span> is the expine of the value of the corresponding coordinate of <text:span text:style-name="Source_Text">arg</text:span> divided by the sum of the expine of all coordinates of <text:span text:style-name="Source_Text">arg</text:span> in the specified <text:span text:style-name="Source_Text">axes.</text:span>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</table:table>
      <text:h text:style-name="Heading_20_2" text:outline-level="2">Attribute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axes</text:span></text:p>
          </table:table-cell>
          <table:table-cell table:style-name="Table2.A1" office:value-type="string">
            <text:p text:style-name="Table_20_Contents">The axis positions (0-based) on which to calculate the softmax</text:p>
          </table:table-cell>
        </table:table-row>
      </table:table>
      <text:h text:style-name="Heading_20_2" text:outline-level="2">Output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Element Type</text:p>
            </table:table-cell>
            <table:table-cell table:style-name="Table3.A1" office:value-type="string">
              <text:p text:style-name="Table_20_Heading">Shap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Text">output</text:span></text:p>
          </table:table-cell>
          <table:table-cell table:style-name="Table3.A1" office:value-type="string">
            <text:p text:style-name="Table_20_Contents">Same as <text:span text:style-name="Source_Text">arg</text:span></text:p>
          </table:table-cell>
          <table:table-cell table:style-name="Table3.A1" office:value-type="string">
            <text:p text:style-name="Table_20_Contents">Same as <text:span text:style-name="Source_Text">arg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C++ Interface</text:h>
      <text:p text:style-name="First_20_paragraph">ngraph::op::v0::Softma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ftmax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i>i</mi>
    </msub>
    <mo>=</mo>
    <mfrac>
      <mrow>
        <mo>exp</mo>
        <mo stretchy="false" form="prefix">(</mo>
        <msub>
          <mstyle mathvariant="monospace">
            <mi>𝚊</mi>
            <mi>𝚛</mi>
            <mi>𝚐</mi>
          </mstyle>
          <mi>i</mi>
        </msub>
        <mo stretchy="false" form="postfix">)</mo>
      </mrow>
      <mrow>
        <munder>
          <mo>∑</mo>
          <mi>j</mi>
        </munder>
        <mo>exp</mo>
        <mo stretchy="false" form="prefix">(</mo>
        <msub>
          <mstyle mathvariant="monospace">
            <mi>𝚊</mi>
            <mi>𝚛</mi>
            <mi>𝚐</mi>
          </mstyle>
          <mi>j</mi>
        </msub>
        <mo stretchy="false" form="postfix">)</mo>
      </mrow>
    </mfrac>
  </mrow>
</math>
</file>